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ula27" style:family="table">
      <style:table-properties style:width="16.272cm" fo:margin-left="0.247cm" fo:margin-right="0.48cm" table:align="margins"/>
    </style:style>
    <style:style style:name="Taula27.A" style:family="table-column">
      <style:table-column-properties style:column-width="16.272cm" style:rel-column-width="65535*"/>
    </style:style>
    <style:style style:name="Taula27.1" style:family="table-row">
      <style:table-row-properties style:row-height="1.138cm"/>
    </style:style>
    <style:style style:name="Taula27.A1" style:family="table-cell">
      <style:table-cell-properties style:vertical-align="bottom" fo:background-color="#b3b3b3" fo:padding="0.097cm" fo:border="0.002cm solid #000000">
        <style:background-image/>
      </style:table-cell-properties>
    </style:style>
    <style:style style:name="Taula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7.5" style:family="table-row">
      <style:table-row-properties style:min-row-height="0.984cm"/>
    </style:style>
    <style:style style:name="Taula11" style:family="table">
      <style:table-properties style:width="16.999cm" table:align="margins"/>
    </style:style>
    <style:style style:name="Taula11.A" style:family="table-column">
      <style:table-column-properties style:column-width="16.999cm" style:rel-column-width="65535*"/>
    </style:style>
    <style:style style:name="Taula11.A1" style:family="table-cell">
      <style:table-cell-properties fo:background-color="#cccccc" fo:padding="0.097cm" fo:border="0.002cm solid #000000">
        <style:background-image/>
      </style:table-cell-properties>
    </style:style>
    <style:style style:name="Tau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1.A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2" style:family="table">
      <style:table-properties style:width="16.551cm" fo:margin-left="0.169cm" fo:margin-right="0.279cm" table:align="margins"/>
    </style:style>
    <style:style style:name="Taula12.A" style:family="table-column">
      <style:table-column-properties style:column-width="1.425cm" style:rel-column-width="5644*"/>
    </style:style>
    <style:style style:name="Taula12.B" style:family="table-column">
      <style:table-column-properties style:column-width="13.263cm" style:rel-column-width="52513*"/>
    </style:style>
    <style:style style:name="Taula12.C" style:family="table-column">
      <style:table-column-properties style:column-width="1.863cm" style:rel-column-width="7378*"/>
    </style:style>
    <style:style style:name="Taula1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2.C1" style:family="table-cell">
      <style:table-cell-properties fo:background-color="#b3b3b3" fo:padding="0.097cm" fo:border="0.002cm solid #000000">
        <style:background-image/>
      </style:table-cell-properties>
    </style:style>
    <style:style style:name="Taula1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12.B2" style:family="table-cell">
      <style:table-cell-properties fo:padding="0.097cm" fo:border-left="0.002cm solid #000000" fo:border-right="none" fo:border-top="none" fo:border-bottom="0.002cm solid #000000"/>
    </style:style>
    <style:style style:name="Taula1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ula12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4" style:family="table">
      <style:table-properties style:width="16.545cm" fo:margin-left="0.152cm" fo:margin-right="0.302cm" table:align="margins"/>
    </style:style>
    <style:style style:name="Taula4.A" style:family="table-column">
      <style:table-column-properties style:column-width="4.978cm" style:rel-column-width="19715*"/>
    </style:style>
    <style:style style:name="Taula4.B" style:family="table-column">
      <style:table-column-properties style:column-width="11.568cm" style:rel-column-width="45820*"/>
    </style:style>
    <style:style style:name="Taula4.A1" style:family="table-cell">
      <style:table-cell-properties fo:background-color="#b3b3b3" fo:padding="0.097cm" fo:border="0.002cm solid #000000">
        <style:background-image/>
      </style:table-cell-properties>
    </style:style>
    <style:style style:name="Taula4.A2" style:family="table-cell">
      <style:table-cell-properties fo:padding="0.097cm" fo:border-left="0.002cm solid #000000" fo:border-right="none" fo:border-top="none" fo:border-bottom="0.002cm solid #000000"/>
    </style:style>
    <style:style style:name="Tau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4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4.A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" style:family="table">
      <style:table-properties style:width="16.545cm" fo:margin-left="0.152cm" fo:margin-right="0.302cm" table:align="margins"/>
    </style:style>
    <style:style style:name="Taula1.A" style:family="table-column">
      <style:table-column-properties style:column-width="4.978cm" style:rel-column-width="19715*"/>
    </style:style>
    <style:style style:name="Taula1.B" style:family="table-column">
      <style:table-column-properties style:column-width="11.568cm" style:rel-column-width="45820*"/>
    </style:style>
    <style:style style:name="Taula1.A1" style:family="table-cell">
      <style:table-cell-properties fo:background-color="#b3b3b3" fo:padding="0.097cm" fo:border="0.002cm solid #000000">
        <style:background-image/>
      </style:table-cell-properties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.A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" style:family="table">
      <style:table-properties style:width="16.545cm" fo:margin-left="0.152cm" fo:margin-right="0.302cm" table:align="margins"/>
    </style:style>
    <style:style style:name="Taula2.A" style:family="table-column">
      <style:table-column-properties style:column-width="4.978cm" style:rel-column-width="19715*"/>
    </style:style>
    <style:style style:name="Taula2.B" style:family="table-column">
      <style:table-column-properties style:column-width="11.568cm" style:rel-column-width="45820*"/>
    </style:style>
    <style:style style:name="Taula2.A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.A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2">
      <style:text-properties fo:language="ca" fo:country="ES"/>
    </style:style>
    <style:style style:name="P2" style:family="paragraph" style:parent-style-name="Text_20_body">
      <style:paragraph-properties fo:text-align="justify" style:justify-single-word="false"/>
      <style:text-properties style:font-name="Arial" fo:language="ca" fo:country="ES"/>
    </style:style>
    <style:style style:name="P3" style:family="paragraph" style:parent-style-name="Heading_20_3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Text_20_body" style:list-style-name="L2">
      <style:text-properties style:font-name="Arial" fo:font-size="9pt" fo:language="ca" fo:country="ES" style:font-size-asian="9pt" style:font-size-complex="9pt"/>
    </style:style>
    <style:style style:name="P5" style:family="paragraph" style:parent-style-name="Text_20_body" style:list-style-name="L3">
      <style:text-properties style:font-name="Arial" fo:font-size="9pt" fo:language="ca" fo:country="ES" style:font-size-asian="9pt" style:font-size-complex="9pt"/>
    </style:style>
    <style:style style:name="P6" style:family="paragraph" style:parent-style-name="Table_20_Heading">
      <style:paragraph-properties fo:text-align="start" style:justify-single-word="false"/>
      <style:text-properties fo:language="ca" fo:country="ES"/>
    </style:style>
    <style:style style:name="P7" style:family="paragraph" style:parent-style-name="Table_20_Contents">
      <style:paragraph-properties fo:line-height="150%"/>
      <style:text-properties style:font-name="Arial" fo:font-size="10pt" fo:language="ca" fo:country="ES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line-height="150%"/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9" style:family="paragraph" style:parent-style-name="Table_20_Contents" style:list-style-name="L4">
      <style:paragraph-properties fo:line-height="150%"/>
      <style:text-properties style:font-name="Arial" fo:font-size="9pt" fo:language="ca" fo:country="ES" style:font-size-asian="9pt" style:font-size-complex="9pt"/>
    </style:style>
    <style:style style:name="P10" style:family="paragraph" style:parent-style-name="Table_20_Contents" style:list-style-name="L4">
      <style:paragraph-properties fo:margin-left="-1.251cm" fo:margin-right="0cm" fo:line-height="150%" fo:text-indent="0cm" style:auto-text-indent="false"/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11" style:family="paragraph" style:parent-style-name="Table_20_Contents" style:list-style-name="L4">
      <style:paragraph-properties fo:margin-left="0cm" fo:margin-right="0cm" fo:line-height="150%" fo:text-indent="0cm" style:auto-text-indent="false"/>
      <style:text-properties style:font-name="Arial" fo:font-size="9pt" fo:language="ca" fo:country="ES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13" style:family="paragraph" style:parent-style-name="Table_20_Contents" style:list-style-name="L5">
      <style:paragraph-properties fo:margin-left="0cm" fo:margin-right="0cm" fo:line-height="150%" fo:text-indent="0cm" style:auto-text-indent="false"/>
      <style:text-properties style:font-name="Arial" fo:font-size="9pt" fo:language="ca" fo:country="ES" fo:font-weight="normal" style:font-size-asian="9pt" style:font-weight-asian="normal" style:font-size-complex="9pt" style:font-weight-complex="normal"/>
    </style:style>
    <style:style style:name="P14" style:family="paragraph" style:parent-style-name="Table_20_Contents" style:list-style-name="L6">
      <style:paragraph-properties fo:line-height="150%"/>
      <style:text-properties style:font-name="Arial" fo:font-size="9pt" fo:language="ca" fo:country="ES" style:font-size-asian="9pt" style:font-size-complex="9pt"/>
    </style:style>
    <style:style style:name="P15" style:family="paragraph" style:parent-style-name="Table_20_Heading">
      <style:paragraph-properties fo:text-align="start" style:justify-single-word="false"/>
    </style:style>
    <style:style style:name="P16" style:family="paragraph" style:parent-style-name="Table_20_Contents">
      <style:paragraph-properties fo:line-height="150%" fo:text-align="justify" style:justify-single-word="false"/>
      <style:text-properties style:font-name="Arial" fo:font-size="10pt" fo:language="ca" fo:country="ES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line-height="150%" fo:text-align="justify" style:justify-single-word="false"/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18" style:family="paragraph" style:parent-style-name="Table_20_Contents" style:list-style-name="L7">
      <style:paragraph-properties fo:line-height="150%" fo:text-align="justify" style:justify-single-word="false"/>
      <style:text-properties style:font-name="Arial" fo:font-size="9pt" fo:language="ca" fo:country="ES" style:font-size-asian="9pt" style:font-size-complex="9pt"/>
    </style:style>
    <style:style style:name="P19" style:family="paragraph" style:parent-style-name="Table_20_Contents" style:list-style-name="L8">
      <style:paragraph-properties fo:line-height="150%" fo:text-align="justify" style:justify-single-word="false"/>
      <style:text-properties style:font-name="Arial" fo:font-size="9pt" fo:language="ca" fo:country="ES" style:font-size-asian="9pt" style:font-size-complex="9pt"/>
    </style:style>
    <style:style style:name="P20" style:family="paragraph" style:parent-style-name="Table_20_Contents" style:list-style-name="L9">
      <style:paragraph-properties fo:line-height="150%" fo:text-align="justify" style:justify-single-word="false"/>
      <style:text-properties style:font-name="Arial" fo:font-size="9pt" fo:language="ca" fo:country="ES" fo:font-weight="normal" style:font-size-asian="9pt" style:font-weight-asian="normal" style:font-size-complex="9pt" style:font-weight-complex="normal"/>
    </style:style>
    <style:style style:name="P21" style:family="paragraph" style:parent-style-name="Table_20_Contents" style:list-style-name="L10">
      <style:paragraph-properties fo:line-height="150%" fo:text-align="justify" style:justify-single-word="false"/>
      <style:text-properties style:font-name="Arial" fo:font-size="9pt" fo:language="ca" fo:country="ES" style:font-size-asian="9pt" style:font-size-complex="9pt"/>
    </style:style>
    <style:style style:name="P22" style:family="paragraph" style:parent-style-name="Table_20_Contents" style:list-style-name="L11">
      <style:paragraph-properties fo:line-height="150%" fo:text-align="justify" style:justify-single-word="false"/>
      <style:text-properties style:font-name="Arial" fo:font-size="9pt" fo:language="ca" fo:country="ES" style:font-size-asian="9pt" style:font-size-complex="9pt"/>
    </style:style>
    <style:style style:name="P23" style:family="paragraph" style:parent-style-name="Table_20_Contents" style:list-style-name="L12">
      <style:paragraph-properties fo:line-height="150%" fo:text-align="justify" style:justify-single-word="false"/>
      <style:text-properties style:font-name="Arial" fo:font-size="9pt" fo:language="ca" fo:country="ES" style:font-size-asian="9pt" style:font-size-complex="9pt"/>
    </style:style>
    <style:style style:name="P24" style:family="paragraph" style:parent-style-name="Table_20_Heading">
      <style:text-properties fo:language="ca" fo:country="ES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line-height="150%" fo:text-align="justify" style:justify-single-word="false"/>
      <style:text-properties style:font-name="Arial" fo:font-size="9pt" fo:language="ca" fo:country="ES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line-height="150%" fo:text-align="justify" style:justify-single-word="false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language="ca" fo:country="ES"/>
    </style:style>
    <style:style style:name="P29" style:family="paragraph" style:parent-style-name="Table_20_Contents" style:list-style-name="L13">
      <style:paragraph-properties fo:line-height="150%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9pt" fo:language="ca" fo:country="ES" style:text-underline-style="none" fo:font-weight="bold" style:font-size-asian="9pt" style:font-weight-asian="bold" style:font-size-complex="9pt" style:font-weight-complex="bold"/>
    </style:style>
    <style:style style:name="P31" style:family="paragraph" style:parent-style-name="Table_20_Contents" style:list-style-name="L14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9pt" fo:language="ca" fo:country="E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Table_20_Contents" style:list-style-name="L14">
      <style:paragraph-properties fo:margin-left="-1.251cm" fo:margin-right="0cm" fo:line-height="150%" fo:text-align="justify" style:justify-single-word="false" fo:text-indent="0cm" style:auto-text-indent="false"/>
      <style:text-properties style:font-name="Arial" fo:font-size="9pt" fo:language="ca" fo:country="ES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Table_20_Contents" style:list-style-name="L14">
      <style:paragraph-properties fo:margin-left="-1.251cm" fo:margin-right="0cm" fo:line-height="150%" fo:text-align="justify" style:justify-single-word="false" fo:text-indent="0cm" style:auto-text-indent="false"/>
      <style:text-properties style:font-name="Arial" fo:font-size="9pt" fo:language="ca" fo:country="E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9pt" fo:language="ca" fo:country="ES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36" style:family="paragraph" style:parent-style-name="Table_20_Contents" style:list-style-name="L15">
      <style:paragraph-properties fo:text-align="justify" style:justify-single-word="false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line-height="150%" fo:text-align="center" style:justify-single-word="false"/>
    </style:style>
    <style:style style:name="P38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language="ca" fo:country="ES" fo:font-weight="bold" style:font-weight-asian="bold" style:font-weight-complex="bold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41" style:family="paragraph" style:parent-style-name="Text_20_body" style:list-style-name="L16">
      <style:paragraph-properties fo:line-height="150%"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42" style:family="paragraph" style:parent-style-name="Text_20_body" style:list-style-name="L16">
      <style:paragraph-properties fo:line-height="150%" fo:text-align="justify" style:justify-single-word="false"/>
    </style:style>
    <style:style style:name="P43" style:family="paragraph" style:parent-style-name="Text_20_body" style:list-style-name="L17">
      <style:paragraph-properties fo:line-height="150%"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44" style:family="paragraph" style:parent-style-name="Heading_20_3">
      <style:paragraph-properties fo:line-height="150%"/>
      <style:text-properties fo:language="ca" fo:country="ES"/>
    </style:style>
    <style:style style:name="P45" style:family="paragraph" style:parent-style-name="Text_20_body">
      <style:paragraph-properties fo:line-height="150%"/>
      <style:text-properties fo:language="ca" fo:country="ES" fo:font-weight="bold" style:font-weight-asian="bold" style:font-weight-complex="bold"/>
    </style:style>
    <style:style style:name="P46" style:family="paragraph" style:parent-style-name="Text_20_body" style:list-style-name="L18">
      <style:paragraph-properties fo:line-height="150%" fo:text-align="justify" style:justify-single-word="false"/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Times New Roman1" fo:language="ca" fo:country="ES" fo:font-weight="bold" style:font-weight-asian="bold" style:font-weight-complex="bold"/>
    </style:style>
    <style:style style:name="P51" style:family="paragraph" style:parent-style-name="Text_20_body" style:list-style-name="L19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52" style:family="paragraph" style:parent-style-name="Text_20_body">
      <style:paragraph-properties fo:line-height="150%" fo:text-align="center" style:justify-single-word="false" fo:break-before="page"/>
      <style:text-properties style:font-name="Arial" fo:language="ca" fo:country="ES" fo:font-weight="normal" style:font-weight-asian="normal" style:font-weight-complex="normal"/>
    </style:style>
    <style:style style:name="P53" style:family="paragraph" style:parent-style-name="Text_20_body">
      <style:paragraph-properties fo:line-height="150%" fo:text-align="start" style:justify-single-word="false"/>
      <style:text-properties style:font-name="Arial" fo:language="ca" fo:country="ES" fo:font-weight="bold" style:font-weight-asian="bold" style:font-weight-complex="bold"/>
    </style:style>
    <style:style style:name="P54" style:family="paragraph" style:parent-style-name="Table_20_Heading">
      <style:text-properties style:font-name="ARial" fo:language="ca" fo:country="ES"/>
    </style:style>
    <style:style style:name="P55" style:family="paragraph" style:parent-style-name="Table_20_Heading">
      <style:paragraph-properties fo:text-align="start" style:justify-single-word="false"/>
      <style:text-properties style:font-name="ARial" fo:language="ca" fo:country="ES"/>
    </style:style>
    <style:style style:name="P56" style:family="paragraph" style:parent-style-name="Table_20_Contents">
      <style:text-properties style:font-name="ARial" fo:language="ca" fo:country="ES"/>
    </style:style>
    <style:style style:name="P57" style:family="paragraph" style:parent-style-name="Table_20_Heading">
      <style:paragraph-properties fo:text-align="center" style:justify-single-word="false"/>
      <style:text-properties style:font-name="ARial" fo:language="ca" fo:country="ES"/>
    </style:style>
    <style:style style:name="P58" style:family="paragraph" style:parent-style-name="Table_20_Contents" style:list-style-name="L20">
      <style:paragraph-properties fo:margin-left="-1.251cm" fo:margin-right="0cm" fo:line-height="150%" fo:text-align="start" style:justify-single-word="false" fo:text-indent="0cm" style:auto-text-indent="false"/>
      <style:text-properties style:font-name="Arial" fo:language="ca" fo:country="ES" fo:font-style="normal" style:text-underline-style="none" fo:font-weight="normal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left="0cm" fo:margin-right="-0.041cm" fo:line-height="150%" fo:text-align="center" style:justify-single-word="false" fo:hyphenation-ladder-count="no-limit" fo:text-indent="0cm" style:auto-text-indent="false">
        <style:tab-stops>
          <style:tab-stop style:position="-1cm"/>
          <style:tab-stop style:position="0.27cm"/>
          <style:tab-stop style:position="1.54cm"/>
          <style:tab-stop style:position="2.81cm"/>
          <style:tab-stop style:position="4.08cm"/>
          <style:tab-stop style:position="5.35cm"/>
          <style:tab-stop style:position="6.62cm"/>
          <style:tab-stop style:position="7.89cm"/>
          <style:tab-stop style:position="9.16cm"/>
          <style:tab-stop style:position="10.43cm"/>
          <style:tab-stop style:position="11.7cm"/>
          <style:tab-stop style:position="12.97cm"/>
          <style:tab-stop style:position="14.24cm"/>
          <style:tab-stop style:position="15.51cm"/>
          <style:tab-stop style:position="16.78cm"/>
          <style:tab-stop style:position="18.05cm"/>
        </style:tab-stops>
      </style:paragraph-properties>
      <style:text-properties style:font-name="ARial" fo:language="ca" fo:country="ES" fo:font-style="italic" fo:font-weight="bold" style:font-style-asian="italic" style:font-weight-asian="bold" fo:hyphenate="false" fo:hyphenation-remain-char-count="2" fo:hyphenation-push-char-count="2"/>
    </style:style>
    <style:style style:name="P60" style:family="paragraph" style:parent-style-name="Table_20_Heading" style:list-style-name="L21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1cm" fo:margin-right="-0.041cm" fo:line-height="150%" fo:text-align="center" style:justify-single-word="false" fo:hyphenation-ladder-count="no-limit" fo:text-indent="0cm" style:auto-text-indent="false">
        <style:tab-stops>
          <style:tab-stop style:position="-1cm"/>
          <style:tab-stop style:position="0.27cm"/>
          <style:tab-stop style:position="1.54cm"/>
          <style:tab-stop style:position="2.81cm"/>
          <style:tab-stop style:position="4.08cm"/>
          <style:tab-stop style:position="5.35cm"/>
          <style:tab-stop style:position="6.62cm"/>
          <style:tab-stop style:position="7.89cm"/>
          <style:tab-stop style:position="9.16cm"/>
          <style:tab-stop style:position="10.43cm"/>
          <style:tab-stop style:position="11.7cm"/>
          <style:tab-stop style:position="12.97cm"/>
          <style:tab-stop style:position="14.24cm"/>
          <style:tab-stop style:position="15.51cm"/>
          <style:tab-stop style:position="16.78cm"/>
          <style:tab-stop style:position="18.05cm"/>
        </style:tab-stops>
      </style:paragraph-properties>
      <style:text-properties style:font-name="ARial" fo:language="ca" fo:country="ES" fo:font-style="italic" fo:font-weight="bold" style:font-style-asian="italic" style:font-weight-asian="bold" style:font-style-complex="italic" fo:hyphenate="false" fo:hyphenation-remain-char-count="2" fo:hyphenation-push-char-count="2"/>
    </style:style>
    <style:style style:name="P62" style:family="paragraph" style:parent-style-name="Table_20_Heading" style:list-style-name="L22">
      <style:paragraph-properties fo:line-height="150%" fo:text-align="start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able_20_Heading" style:list-style-name="L23">
      <style:paragraph-properties fo:line-height="150%" fo:text-align="start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64" style:family="paragraph" style:parent-style-name="Table_20_Heading" style:list-style-name="L24">
      <style:paragraph-properties fo:line-height="150%" fo:text-align="justify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65" style:family="paragraph" style:parent-style-name="Table_20_Heading" style:list-style-name="L25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break-before="page"/>
    </style:style>
    <style:style style:name="P67" style:family="paragraph" style:parent-style-name="Table_20_Heading" style:list-style-name="L26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68" style:family="paragraph" style:parent-style-name="Table_20_Heading" style:list-style-name="L27">
      <style:paragraph-properties fo:line-height="150%" fo:text-align="start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69" style:family="paragraph" style:parent-style-name="Table_20_Heading" style:list-style-name="L28">
      <style:paragraph-properties fo:line-height="150%" fo:text-align="start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70" style:family="paragraph" style:parent-style-name="Table_20_Heading" style:list-style-name="L29">
      <style:paragraph-properties fo:line-height="150%" fo:text-align="justify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71" style:family="paragraph" style:parent-style-name="Table_20_Heading" style:list-style-name="L30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72" style:family="paragraph" style:parent-style-name="Table_20_Heading" style:list-style-name="L31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73" style:family="paragraph" style:parent-style-name="Table_20_Heading" style:list-style-name="L32">
      <style:paragraph-properties fo:line-height="150%" fo:text-align="start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74" style:family="paragraph" style:parent-style-name="Table_20_Heading" style:list-style-name="L33">
      <style:paragraph-properties fo:line-height="150%" fo:text-align="justify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75" style:family="paragraph" style:parent-style-name="Table_20_Heading" style:list-style-name="L34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="Arial" fo:language="ca" fo:country="ES" fo:font-weight="normal" style:font-weight-asian="normal" style:font-weight-complex="normal"/>
    </style:style>
    <style:style style:name="T10" style:family="text">
      <style:text-properties style:font-name="Arial" fo:language="ca" fo:country="E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T12" style:family="text">
      <style:text-properties style:font-name="Arial" fo:language="ca" fo:country="ES" fo:font-weight="bold" style:font-weight-asian="bold" style:font-weight-complex="bold"/>
    </style:style>
    <style:style style:name="T13" style:family="text">
      <style:text-properties style:font-name="Arial" fo:language="ca" fo:country="ES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UNITAT DIDÀCTICA Nº 3. Xarxes d'àrea local. Sistemes operatius. Implantació.</text:h>
      <text:p text:style-name="P2"/>
      <text:p text:style-name="P2">En finalitzar aquesta unitat els alumnes han de ser capaços d'assolir el següents:</text:p>
      <table:table table:name="Taula27" table:style-name="Taula27">
        <table:table-column table:style-name="Taula27.A"/>
        <table:table-header-rows>
          <table:table-row table:style-name="Taula27.1">
            <table:table-cell table:style-name="Taula27.A1" office:value-type="string">
              <text:h text:style-name="P3" text:outline-level="3">Objectius terminals</text:h>
            </table:table-cell>
          </table:table-row>
        </table:table-header-rows>
        <table:table-row>
          <table:table-cell table:style-name="Taula27.A2" office:value-type="string">
            <text:list text:style-name="L2">
              <text:list-item>
                <text:p text:style-name="P4">Interpretar les característiques tecnicofuncionals de cada element de la xarxa, a partir del seu funcionament i de la documentació tècnica corresponent.</text:p>
              </text:list-item>
            </text:list>
          </table:table-cell>
        </table:table-row>
        <table:table-row>
          <table:table-cell table:style-name="Taula27.A2" office:value-type="string">
            <text:list text:style-name="L2">
              <text:list-item text:start-value="1">
                <text:p text:style-name="P4">Identificar els recursos compatibles que cal compartir en una xarxa, les tècniques que utilitza el sistema operatiu per a la seva gestió i la influència dels procediments d'operació sobre el sistema.</text:p>
              </text:list-item>
            </text:list>
          </table:table-cell>
        </table:table-row>
        <table:table-row>
          <table:table-cell table:style-name="Taula27.A2" office:value-type="string">
            <text:list text:style-name="L2">
              <text:list-item text:start-value="1">
                <text:p text:style-name="P4">Diferenciar les característiques fonamentals dels sistemes operatius de xarxa més utilitzats actualment, i també les tendències, segons les informacions tècniques a l'abast.</text:p>
              </text:list-item>
            </text:list>
          </table:table-cell>
        </table:table-row>
        <table:table-row table:style-name="Taula27.5">
          <table:table-cell table:style-name="Taula27.A2" office:value-type="string">
            <text:list text:style-name="L3">
              <text:list-item>
                <text:p text:style-name="P5">Determinar a partir de l'anàlisi de necessitats, la topologia de xarxa local que més s'ajusti als requeriments d'usuari, als espais i a la ubicació definits prèviament.</text:p>
              </text:list-item>
            </text:list>
          </table:table-cell>
        </table:table-row>
        <table:table-row table:style-name="Taula27.5">
          <table:table-cell table:style-name="Taula27.A2" office:value-type="string">
            <text:list text:style-name="L3">
              <text:list-item text:start-value="1">
                <text:p text:style-name="P5">Establir les característiques rellevants de configuració del maquinari i programari i els requeriments d'instal·lació d'un sistema operatiu de xarxa segons les necessitats d'usuari plantejades.</text:p>
              </text:list-item>
            </text:list>
          </table:table-cell>
        </table:table-row>
        <table:table-row table:style-name="Taula27.5">
          <table:table-cell table:style-name="Taula27.A2" office:value-type="string">
            <text:list text:style-name="L3">
              <text:list-item text:start-value="1">
                <text:p text:style-name="P5">Instal·lar el maquinari i el programari base en un entorn en xarxa i en un mitjà de transmissió ja instal·lat, segons les especificacions i el pla establert, amb l'ús de la documentació del programari i maquinari.</text:p>
              </text:list-item>
            </text:list>
          </table:table-cell>
        </table:table-row>
        <table:table-row table:style-name="Taula27.5">
          <table:table-cell table:style-name="Taula27.A2" office:value-type="string">
            <text:list text:style-name="L3">
              <text:list-item text:start-value="1">
                <text:p text:style-name="P5">Crear volums, sistemes d'arxius, servidors de fitxers, d'impressió i de comunicacions, en cada estació de treball, segons els requeriments proposats i la composició del sistema.</text:p>
              </text:list-item>
            </text:list>
          </table:table-cell>
        </table:table-row>
      </table:table>
      <text:h text:style-name="Heading_20_3" text:outline-level="3">Continguts</text:h>
      <text:p text:style-name="Text_20_body"/>
      <table:table table:name="Taula11" table:style-name="Taula11">
        <table:table-column table:style-name="Taula11.A"/>
        <table:table-row>
          <table:table-cell table:style-name="Taula11.A1" office:value-type="string">
            <text:p text:style-name="P6">Fets, conceptes i sistemes conceptuals</text:p>
          </table:table-cell>
        </table:table-row>
        <table:table-row>
          <table:table-cell table:style-name="Taula11.A2" office:value-type="string">
            <text:p text:style-name="P7">Bàsics:</text:p>
            <text:p text:style-name="P8">Xarxes d'àrea local</text:p>
            <text:list text:style-name="L4">
              <text:list-item>
                <text:p text:style-name="P9">Concepte de xarxa d'àrea local. Característiques bàsiques.</text:p>
              </text:list-item>
              <text:list-item>
                <text:p text:style-name="P9">Topologies de xarxa: bus, anell, estrella, arbre, connexa.</text:p>
              </text:list-item>
              <text:list-item>
                <text:p text:style-name="P9">Estàndards de l'IEEE. La norma IEEE 802.</text:p>
              </text:list-item>
              <text:list-item>
                <text:p text:style-name="P9">L'estàndard IEEE 802.3. ETHERNET</text:p>
                <text:list>
                  <text:list-item>
                    <text:p text:style-name="P9">Característiques a nivell físic.</text:p>
                  </text:list-item>
                  <text:list-item>
                    <text:p text:style-name="P9">Característiques a nivell d'enllaç.</text:p>
                  </text:list-item>
                </text:list>
              </text:list-item>
              <text:list-item>
                <text:p text:style-name="P9">Xarxes sense fils WI-FI (IEEE 802.12) i BlueTooth (IEEE 802.15).</text:p>
              </text:list-item>
              <text:list-item>
                <text:p text:style-name="P9">Xarxes de fibra òptica: FDDI (Fiber Distributed Interface).</text:p>
              </text:list-item>
              <text:list-item>
                <text:p text:style-name="P10">Sistemes operatius</text:p>
              </text:list-item>
              <text:list-item>
                <text:p text:style-name="P11">Evolució històrica dels sistemes operatius de xarxa (NOS- Network Operating Systems).</text:p>
              </text:list-item>
              <text:list-item>
                <text:p text:style-name="P11">Els sistemes operatius de xarxa més utilitzats: Unix/Linux, Microsoft Windows (NT, 2000 Server) i Novell Netware. Característiques principals. Comparativa.</text:p>
              </text:list-item>
              <text:list-item>
                <text:p text:style-name="P11">Serveis de directori: Active Directori, Samba i LDAP.</text:p>
              </text:list-item>
              <text:list-item>
                <text:p text:style-name="P11">Grups de treball.</text:p>
              </text:list-item>
              <text:list-item>
                <text:p text:style-name="P11">Dominis de xarxa.</text:p>
              </text:list-item>
            </text:list>
            <text:p text:style-name="P12">Instal·lació d'una xarxa d'àrea local</text:p>
            <text:list text:style-name="L5">
              <text:list-item>
                <text:p text:style-name="P13">El maquinari de les LAN: els adaptadors de xarxa, les estacions de treball, els servidors de xarxa, etc. Components que intervenen.</text:p>
              </text:list-item>
              <text:list-item>
                <text:p text:style-name="P13">El programari de les LAN: els controladors dels adaptadors de xarxa, sistemes de xarxa client-servidor, sistemes de xarxa entre iguals (peer to peer),etc.</text:p>
              </text:list-item>
              <text:list-item>
                <text:p text:style-name="P13">Protocols de xarxes UNIX/Linux. Utilitats per a sistemes amb protocol TCP/IP.</text:p>
              </text:list-item>
              <text:list-item>
                <text:p text:style-name="P13">Instal·lació d'una xarxa: anàlisi de necessitats, disseny de la xarxa i serveis, seguretat, posada en marxa, proves i documentació.</text:p>
              </text:list-item>
            </text:list>
            <text:p text:style-name="P7">Complementaris:</text:p>
            <text:list text:style-name="L6">
              <text:list-item>
                <text:p text:style-name="P14">Sistemes operatius de xarxa comercials.</text:p>
              </text:list-item>
            </text:list>
          </table:table-cell>
        </table:table-row>
        <table:table-row>
          <table:table-cell table:style-name="Taula11.A3" office:value-type="string">
            <text:p text:style-name="P15">Procedimentals</text:p>
          </table:table-cell>
        </table:table-row>
        <table:table-row>
          <table:table-cell table:style-name="Taula11.A2" office:value-type="string">
            <text:p text:style-name="P16">Bàsics:</text:p>
            <text:p text:style-name="P17">Xarxes d'àrea local</text:p>
            <text:list text:style-name="L7">
              <text:list-item>
                <text:p text:style-name="P18">Identificar les característiques bàsiques d'una xarxa d'àrea local.</text:p>
              </text:list-item>
              <text:list-item>
                <text:p text:style-name="P18">Identificar les principals topologies de xarxa local i explicar els seus avantatges i inconvenients.</text:p>
              </text:list-item>
              <text:list-item>
                <text:p text:style-name="P18">Descriure les normes proposades per l'IEEE relatives a les xarxes d'àrea local, així com els mètodes d'accés al medi que utilitzen aquestes normes.</text:p>
              </text:list-item>
            </text:list>
            <text:p text:style-name="P17">Sistemes operatius de xarxa</text:p>
            <text:list text:style-name="L8">
              <text:list-item>
                <text:p text:style-name="P19">Reconèixer l'estructura bàsica d'un sistema operatiu de xarxa i les seves funcions.</text:p>
              </text:list-item>
              <text:list-item>
                <text:p text:style-name="P19">Descriure els serveis de directori, així com els protocols utilitzats.</text:p>
              </text:list-item>
            </text:list>
            <text:p text:style-name="P17">Instal·lació d'una xarxa d'àrea local</text:p>
            <text:list text:style-name="L9">
              <text:list-item>
                <text:p text:style-name="P20">Investigar les necessitats a considerar per a la realització del disseny d'una xarxa d'àrea local concreta.</text:p>
              </text:list-item>
              <text:list-item>
                <text:p text:style-name="P20">Descriure el maquinari i el programari de les LAN.</text:p>
              </text:list-item>
              <text:list-item>
                <text:p text:style-name="P20">Identificar els protocols de xarxes UNIX/Linux i les utilitats per a sistemes amb protocol TCP/IP.</text:p>
              </text:list-item>
              <text:list-item>
                <text:p text:style-name="P20">Realitzar una instal·lació de xarxa, tenint en compte una sèrie de factors com: l'anàlisi de les necessitats, el disseny de la xarxa i els serveis, la seguretat, etc.</text:p>
              </text:list-item>
              <text:list-item>
                <text:p text:style-name="P20">Procedir a l'explotació de la xarxa.</text:p>
              </text:list-item>
            </text:list>
            <text:p text:style-name="P16">Complementaris:</text:p>
            <text:list text:style-name="L10">
              <text:list-item>
                <text:p text:style-name="P21">Identificar els principals sistemes operatius de xarxa comercials, així com les seves característiques bàsiques.</text:p>
              </text:list-item>
              <text:list-item>
                <text:p text:style-name="P21">Descriure les característiques de les xarxes de fibra òptica, així com conèixer l'estàndard FDDI.</text:p>
              </text:list-item>
              <text:list-item>
                <text:p text:style-name="P21">Descriure les especificacions tècniques de cada tipus de cable Ethernet.</text:p>
              </text:list-item>
            </text:list>
          </table:table-cell>
        </table:table-row>
        <table:table-row>
          <table:table-cell table:style-name="Taula11.A3" office:value-type="string">
            <text:p text:style-name="P15">Actitudinals</text:p>
          </table:table-cell>
        </table:table-row>
        <table:table-row>
          <table:table-cell table:style-name="Taula11.A2" office:value-type="string">
            <text:list text:style-name="L11">
              <text:list-item>
                <text:p text:style-name="P22">El valor i la importància d'una xarxa d'àrea local, pel fet que es pot fomentar la cooperació amb altres usuaris de la xarxa, usant recursos, compartint arxius, evitant la informació redundant i els treballs duplicats. De la mateixa manera es poden establir permisos de seguretat sobre els diferents usuaris, i fer còpies de seguretat de manera selectiva.</text:p>
              </text:list-item>
            </text:list>
            <text:list text:style-name="L12">
              <text:list-item>
                <text:p text:style-name="P23">El valor de la importància d'un sistema operatiu de xarxa per a la comunicació d'un sistema informàtic amb altres equips en l'àmbit de la xarxa.</text:p>
              </text:list-item>
              <text:list-item>
                <text:p text:style-name="P23">Aquest tema té un alt contingut procedimental i afavoreix la potenciació de múltiples aptituds clau com la resolució de problemes o l'organització en el treball. A més aporta formació extra de base que permet al professional potenciar la confiança en ell mateix i la seva capacitat per progressar i promocionar dins la professió. </text:p>
              </text:list-item>
            </text:list>
          </table:table-cell>
        </table:table-row>
      </table:table>
      <text:p text:style-name="Text_20_body"/>
      <text:h text:style-name="Heading_20_3" text:outline-level="3">Metodologia</text:h>
      <text:p text:style-name="Text_20_body"/>
      <table:table table:name="Taula12" table:style-name="Taula12">
        <table:table-column table:style-name="Taula12.A"/>
        <table:table-column table:style-name="Taula12.B"/>
        <table:table-column table:style-name="Taula12.C"/>
        <table:table-header-rows>
          <table:table-row>
            <table:table-cell table:style-name="Taula12.A1" office:value-type="string">
              <text:p text:style-name="P24">Sessió</text:p>
            </table:table-cell>
            <table:table-cell table:style-name="Taula12.A1" office:value-type="string">
              <text:p text:style-name="P24">Activitats d'ensenyament-aprenentatge</text:p>
            </table:table-cell>
            <table:table-cell table:style-name="Taula12.C1" office:value-type="string">
              <text:p text:style-name="P24">Temps</text:p>
            </table:table-cell>
          </table:table-row>
        </table:table-header-rows>
        <table:table-row>
          <table:table-cell table:style-name="Taula12.A2" office:value-type="string">
            <text:p text:style-name="P25"/>
            <text:p text:style-name="P25"/>
            <text:p text:style-name="P25">1</text:p>
          </table:table-cell>
          <table:table-cell table:style-name="Taula12.B2" office:value-type="string">
            <text:p text:style-name="P26">NA 1. Activitats de presentació-motivació</text:p>
            <text:p text:style-name="P27">A través d'una exposició oral i amb l'ajuda d'unes transparències en format digital, transmetre la importància de les xarxes d'àrea local i els sistemes operatius de xarxa pel fet que permeten fomentar la cooperació amb altres usuaris de la xarxa, usant recursos, compartint fitxers, evitant la informació redundant i els treballs duplicats. Presentar les activitats d'aquesta unitat i el projecte transversal que és instal·lar una xarxa d'àrea local.</text:p>
          </table:table-cell>
          <table:table-cell table:style-name="Taula12.C2" office:value-type="string">
            <text:p text:style-name="P28"/>
            <text:p text:style-name="P28"/>
            <text:p text:style-name="P28">30 min.</text:p>
          </table:table-cell>
        </table:table-row>
        <table:table-row>
          <table:table-cell table:style-name="Taula12.A2" office:value-type="string">
            <text:p text:style-name="P25">1</text:p>
          </table:table-cell>
          <table:table-cell table:style-name="Taula12.B2" office:value-type="string">
            <text:p text:style-name="P26">NA 2. Activitats de coneixements previs</text:p>
            <text:p text:style-name="P27">Mitjançant una activitat de grup realitzaré preguntes obertes a la classe, amb l'objectiu d'esbrinar el nivell de coneixement que tenen els alumnes sobre les xarxes d'àrea local, quines topologies han vist, quins protocols recorden, els sistemes operatius de xarxa i si tenen una xarxa domèstica a casa, etc.</text:p>
          </table:table-cell>
          <table:table-cell table:style-name="Taula12.C2" office:value-type="string">
            <text:p text:style-name="P28">30 min.</text:p>
          </table:table-cell>
        </table:table-row>
        <table:table-row>
          <table:table-cell table:style-name="Taula12.B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1, 2, 3, 4, 6, 8 , 9, 11, 12, 13, 15 <text:s/>i 16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3, 9 i <text:s/>12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2, 3, 4, 5, 6, 7, 8, 9,10 </text:p>
          </table:table-cell>
          <table:table-cell table:style-name="Taula12.B2" office:value-type="string">
            <text:p text:style-name="P26">NA 3. <text:s/>Activitats de desenvolupament de continguts</text:p>
            <text:p text:style-name="P27">Explicació oral amb el suport de documentació en forma de transparències digitals de:</text:p>
            <text:list text:style-name="L13">
              <text:list-item>
                <text:p text:style-name="P29"><text:span text:style-name="T1">NA 3.1</text:span><text:span text:style-name="T2"> </text:span>Concepte i característiques bàsiques, tecnologies de les xarxes d'àrea local, topologies. Estàndard de la norma IEEE 802.</text:p>
              </text:list-item>
              <text:list-item>
                <text:p text:style-name="P29"><text:span text:style-name="T1">NA 3.2</text:span><text:span text:style-name="T2"> </text:span>Ethernet. Norma IEE 802.3</text:p>
              </text:list-item>
              <text:list-item>
                <text:p text:style-name="P29"><text:span text:style-name="T1">NA 3.3</text:span><text:span text:style-name="T2"> </text:span>Els sistemes operatius de xarxa. Evolució històrica dels NOS.</text:p>
              </text:list-item>
              <text:list-item>
                <text:p text:style-name="P29"><text:span text:style-name="T1">NA 3.4</text:span><text:span text:style-name="T2"> </text:span>Serveis de directori i protocols utilitzats.</text:p>
              </text:list-item>
              <text:list-item>
                <text:p text:style-name="P29"><text:span text:style-name="T1">NA 3.5</text:span><text:span text:style-name="T2"> </text:span>El maquinari de les LAN: els adaptadors de xarxa, les estacions de treball, els servidors de xarxa, etc.</text:p>
              </text:list-item>
              <text:list-item>
                <text:p text:style-name="P29"><text:span text:style-name="T1">NA 3.6</text:span><text:span text:style-name="T2"> </text:span>El programari de les LAN: els controladors dels adaptadors de xarxa, sistemes de xarxes client-servidor, sistemes de xarxa entre iguals o “peer to peer”, etc.</text:p>
              </text:list-item>
              <text:list-item>
                <text:p text:style-name="P29"><text:span text:style-name="T1">NA 3.7</text:span><text:span text:style-name="T2"> </text:span>Protocols de xarxes UNIX i utilitats per a sistemes amb protocols TCP/IP.</text:p>
              </text:list-item>
              <text:list-item>
                <text:p text:style-name="P29"><text:span text:style-name="T1">NA 3.8</text:span><text:span text:style-name="T2"> </text:span>Instal·lació d'una xarxa: anàlisi de necessitats, disseny de la xarxa i serveis, seguretat, posada en marxa, proves i documentació.</text:p>
              </text:list-item>
            </text:list>
            <text:p text:style-name="P30">Mitjançant la tècnica de <text:span text:style-name="T3">brainstroming:</text:span></text:p>
            <text:list text:style-name="L14">
              <text:list-item>
                <text:p text:style-name="P31"><text:span text:style-name="T1">NA 4.1</text:span><text:span text:style-name="T2"> </text:span>1era sessió. Descriurem tots junts a la pissarra els tipus de xarxes d'àrea local, les diferents tipologies, els nivells OSI que intervenen, etc.</text:p>
              </text:list-item>
              <text:list-item>
                <text:p text:style-name="P31"><text:span text:style-name="T1">NA 4.2</text:span><text:span text:style-name="T2"> </text:span>2ona sessió. Descriurem tots junts a la pissarra els principals sistemes operatius de xarxa i les seves característiques bàsiques.</text:p>
              </text:list-item>
              <text:list-item>
                <text:p text:style-name="P31"><text:span text:style-name="T1">NA 4.3</text:span><text:span text:style-name="T2"> </text:span>3era Sessió. <text:s/>Descriurem tots junts a la pissarra els passos a seguir per la implantació d'una xarxa d'àrea local.</text:p>
                <text:p text:style-name="P32">Per parelles realitzaran les següents activitats:</text:p>
                <text:list>
                  <text:list-item>
                    <text:list>
                      <text:list-item>
                        <text:p text:style-name="P33"><text:span text:style-name="T1">NA 5.1</text:span><text:span text:style-name="T2"> </text:span>Els alumnes realitzaran un esquema d'una xarxa d'àrea local, en el que descriuran els diferents components físics que han d'utilitzar-se.</text:p>
                      </text:list-item>
                      <text:list-item>
                        <text:p text:style-name="P33"><text:span text:style-name="T1">NA 5.2 </text:span>Realitzaran una sèrie de supòsits pràctics, en els quals es manejaran els conceptes vistos a classe. En aquest supòsits, els alumnes realitzaran la configuració de TCP/IP i la configuració de l'entorn de xarxa en el sistema Linux.</text:p>
                      </text:list-item>
                      <text:list-item>
                        <text:p text:style-name="P33"><text:span text:style-name="T1">NA 5.3 </text:span>Es faran pràctiques de l'ús de xarxa a nivell d'usuari: accés a fitxers remots, connexió d'unitats de xarxa remotes, accés remot, protecció de fitxers, etc.</text:p>
                      </text:list-item>
                      <text:list-item>
                        <text:p text:style-name="P33"><text:span text:style-name="T1">NA 5.4</text:span><text:span text:style-name="T2"> </text:span>Utilització de diferents comandes Unix per tal de comprovar el funcionament de la xarxa: ping, nmap, ifconfig, ifup/ifdown, tcpdump, etc. i identificació i coneixement de les funcions bàsiques dels principals fitxers de configuració de xarxa.</text:p>
                      </text:list-item>
                      <text:list-item>
                        <text:p text:style-name="P33"><text:span text:style-name="T1">NA 5.5. </text:span>En un supòsit pràctic, sobre el pla d'una planta o un edifici, dissenyarem la distribució dels diferents subsistemes de cablejat estructurat per portar la xarxa a punts definits de l'edifici, escolliran la millor topologia, i realitzaran els passos necessaris per instal·lar aquesta xarxa.</text:p>
                      </text:list-item>
                      <text:list-item>
                        <text:p text:style-name="P33"><text:span text:style-name="T1">NA 5.6</text:span><text:span text:style-name="T2"> </text:span>Realitzaran un diagrama, esquema, resum de les etapes i processos a realitzar per a la instal·lació de xarxa.</text:p>
                      </text:list-item>
                      <text:list-item>
                        <text:p text:style-name="P33"><text:span text:style-name="T1">NA 5.7</text:span><text:span text:style-name="T2"> </text:span>Finalment, els alumnes proposaran un esquema amb el maquinari i programari que utilitzarà la xarxa: mitjans de transmissió, estacions de treball, servidors de xarxa, perifèrics, etc.</text:p>
                      </text:list-item>
                      <text:list-item>
                        <text:p text:style-name="P33"><text:span text:style-name="T1">NA 5.8</text:span> Es realitzaran les operacions necessàries per posar en explotació la xarxa, efectuar-ne el manteniment i assegurar-ne el funcionament i la seguretat del mateix.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ula12.C4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60min./ sessió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40 min./ sessió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60 min./ sessió</text:p>
            <text:p text:style-name="P28"/>
            <text:p text:style-name="P28"/>
            <text:p text:style-name="P28"/>
            <text:p text:style-name="P28"/>
            <text:p text:style-name="P28"/>
          </table:table-cell>
        </table:table-row>
        <table:table-row>
          <table:table-cell table:style-name="Taula12.B2" office:value-type="string">
            <text:p text:style-name="P25"/>
            <text:p text:style-name="P25"/>
            <text:p text:style-name="P25">8 i 9</text:p>
          </table:table-cell>
          <table:table-cell table:style-name="Taula12.B2" office:value-type="string">
            <text:p text:style-name="P34">Activitats de consolidació de coneixements</text:p>
            <text:p text:style-name="P35"/>
            <text:p text:style-name="P35"><text:span text:style-name="T4">NA 6.</text:span><text:span text:style-name="T5"> </text:span>Els alumnes realitzaran una activitat pràctica, en la qual es procedirà a la instal·lació d'una targeta de xarxa i la seva configuració. Els alumnes observaran els passos per a la seva configuració i posada en funcionament (2 sessions).</text:p>
          </table:table-cell>
          <table:table-cell table:style-name="Taula12.C4" office:value-type="string">
            <text:p text:style-name="P28"/>
            <text:p text:style-name="P28">50 min./ sessió</text:p>
          </table:table-cell>
        </table:table-row>
        <table:table-row>
          <table:table-cell table:style-name="Taula12.B2" office:value-type="string">
            <text:p text:style-name="P25"/>
            <text:p text:style-name="P25"/>
            <text:p text:style-name="P25">17 i 18</text:p>
          </table:table-cell>
          <table:table-cell table:style-name="Taula12.B2" office:value-type="string">
            <text:p text:style-name="P34">Activitats de reforç</text:p>
            <text:list text:style-name="L15">
              <text:list-item>
                <text:p text:style-name="P36"><text:span text:style-name="T4">NA 7.1</text:span><text:span text:style-name="T5"> </text:span>Realitzar un esquema descriptiu dels components que intervenen en l'elecció d'una xarxa d'àrea local.</text:p>
              </text:list-item>
              <text:list-item>
                <text:p text:style-name="P36"><text:span text:style-name="T4">NA 7.2</text:span><text:span text:style-name="T5"> </text:span>Proposar diverses estructures de xarxes d'àrea local, atenent a les topologies, mitjans i protocols associats.</text:p>
              </text:list-item>
            </text:list>
          </table:table-cell>
          <table:table-cell table:style-name="Taula12.C4" office:value-type="string">
            <text:p text:style-name="P28"/>
            <text:p text:style-name="P28"/>
            <text:p text:style-name="P28"/>
            <text:p text:style-name="P28">50 min./ sessió</text:p>
          </table:table-cell>
        </table:table-row>
        <table:table-row>
          <table:table-cell table:style-name="Taula12.A2" office:value-type="string">
            <text:p text:style-name="P37">5, 7 i 10, 14 i 18</text:p>
          </table:table-cell>
          <table:table-cell table:style-name="Taula12.B2" office:value-type="string">
            <text:p text:style-name="P26">Activitats d'avaluació</text:p>
            <text:p text:style-name="P27">L'observació i seguiment mitjançant la fitxa de registre (vegeu l'Annex) de la realització de vàries pràctiques de laboratori:</text:p>
            <text:p text:style-name="P26"><text:span text:style-name="T5">NA 8.1</text:span><text:span text:style-name="T6"> </text:span>Pràctica 1: <text:span text:style-name="T7">Sistemes de cablejat.</text:span><text:span text:style-name="T8"> Es proposa la construcció de cables propis d'una xarxa, concretament, la construcció de cables telefònics i Ethernet RJ-45 i coaxial RG58.</text:span></text:p>
            <text:p text:style-name="P26"><text:span text:style-name="T5">NA 8.2</text:span><text:span text:style-name="T6"> </text:span>Practica 2:<text:span text:style-name="T7"> Les adreces IP.</text:span></text:p>
            <text:p text:style-name="P26"><text:span text:style-name="T5">NA 8.3</text:span><text:span text:style-name="T6"> </text:span>Practica 3: <text:span text:style-name="T7">Instal·lació i configuració d'un sistema operatiu en xarxa basat en Linux (SkoleLinux).</text:span></text:p>
            <text:p text:style-name="P26"><text:span text:style-name="T5">NA 8.4</text:span><text:span text:style-name="T6"> </text:span>Pràctica 4:<text:span text:style-name="T7"> Comandes de xarxa en UNIX. </text:span><text:span text:style-name="T8">S'utilitzaran les diferents comandes de control de xarxa de les que disposem en Linux (ping, nmap, tcpdump, ifconfig, ifdown/ifup, etc.).</text:span></text:p>
            <text:p text:style-name="P27"><text:span text:style-name="T4">NA 8.5</text:span><text:span text:style-name="T5"> </text:span><text:span text:style-name="T2">Prova objectiva escrita</text:span> de 30 preguntes curtes sobre els continguts conceptuals i procedimentals de la unitat. L'observació i seguiment dels exercicis realitzats a classe.</text:p>
          </table:table-cell>
          <table:table-cell table:style-name="Taula12.C2" office:value-type="string">
            <text:p text:style-name="P28">100 min pràctica 1, 2 i 4,</text:p>
            <text:p text:style-name="P28">150 min, pràctica 3 50 min <text:s/>i 100 minuts per la prova objectiva</text:p>
          </table:table-cell>
        </table:table-row>
        <table:table-row>
          <table:table-cell table:style-name="Taula12.A2" table:number-columns-spanned="2" office:value-type="string">
            <text:p text:style-name="P38">Total d'hores:</text:p>
          </table:table-cell>
          <table:covered-table-cell/>
          <table:table-cell table:style-name="Taula12.C2" office:value-type="string">
            <text:p text:style-name="P39">45h</text:p>
          </table:table-cell>
        </table:table-row>
      </table:table>
      <text:p text:style-name="Standard"/>
      <text:p text:style-name="P40">Segons el quadre d'activitats proposat s'empren en els següents:</text:p>
      <text:list text:style-name="L16">
        <text:list-item>
          <text:p text:style-name="P41">Espais: <text:span text:style-name="T7">les activitats es desenvoluparan a l'aula d'informàtica.</text:span></text:p>
        </text:list-item>
        <text:list-item>
          <text:p text:style-name="P41">Agrupaments: <text:span text:style-name="T7">les activitats a desenvolupar seran realitzades per equips de 2 a 3 alumnes, amb l'objectiu d'incentivar el treball en equip i les relacions interpersonals. Les pràctiques es faran a nivell individual per tal d'incentivar la capacitat d'iniciativa i autonomia dels alumnes.</text:span></text:p>
        </text:list-item>
        <text:list-item>
          <text:p text:style-name="P41">Recursos:</text:p>
          <text:list>
            <text:list-item>
              <text:p text:style-name="P42"><text:span text:style-name="T9">El llibre de text: </text:span><text:span text:style-name="T10">Xarxes d'àrea local</text:span><text:span text:style-name="T9"> de McGraw Hill. Equips informàtics i transparències.</text:span><text:span text:style-name="T11"> 3 vídeos explicatius dels temes de la unitat.</text:span></text:p>
            </text:list-item>
          </text:list>
        </text:list-item>
      </text:list>
      <text:list text:style-name="L17">
        <text:list-item>
          <text:p text:style-name="P43">Una sèrie d'adreces web (vegeu l'annex), que contenen informació sobre els continguts tractats a la unitat. </text:p>
        </text:list-item>
        <text:list-item>
          <text:p text:style-name="P43">Manual sobre la instal·lació, configuració i posada en marxa d'una xarxa.</text:p>
        </text:list-item>
        <text:list-item>
          <text:p text:style-name="P43">Sistema operatiu GNU/Linux. Distribució SkoleLinux.</text:p>
        </text:list-item>
        <text:list-item>
          <text:p text:style-name="P43">Per la realització de les pràctiques de laboratori necessitarem: Cable UTP (100m), terminals RJ-45, grimpadores RJ-45, tisores, cable coaxial, connectors BCN i un telèfon.</text:p>
        </text:list-item>
      </text:list>
      <text:h text:style-name="P44" text:outline-level="3">Avaluació</text:h>
      <text:p text:style-name="P45">CRITERIS D'AVALUACIÓ</text:p>
      <text:list text:style-name="L18">
        <text:list-item>
          <text:p text:style-name="P46">Explicar els conceptes bàsics de la transmissió d'informació i les característiques bàsiques d'una xarxa local: topologia, nodes, mitjans físics de transmissió, ample de banda i velocitat de transmissió, mètodes d'accés al medi i tècniques de transmissió.</text:p>
        </text:list-item>
        <text:list-item>
          <text:p text:style-name="P46">Descriure diferents mitjans de transmissió i explicar les topologies que s'hi apliquen, les seves característiques d'ample de banda, longitud màxima, nombre màxim de nodes, avantatges i inconvenients.</text:p>
        </text:list-item>
        <text:list-item>
          <text:p text:style-name="P46">Identificar les principals topologies de xarxa local i explicar els seus avantatges i inconvenients, les seves característiques bàsiques, les seves prestacions i els equips i mitjans que necessiten.</text:p>
        </text:list-item>
        <text:list-item>
          <text:p text:style-name="P46">Citar i explicar les fases generals d'un procediment d'instal·lació d'un sistema operatiu de xarxa.</text:p>
        </text:list-item>
        <text:list-item>
          <text:p text:style-name="P46">Explicar l'arquitectura del sistema operatiu de xarxa: mòduls que el componen i la seva funció.</text:p>
        </text:list-item>
        <text:list-item>
          <text:p text:style-name="P46">Descriure les tècniques que utilitza el sistema operatiu de xarxa per permetre la compartició de recursos.</text:p>
        </text:list-item>
        <text:list-item>
          <text:p text:style-name="P46">Citar els principals sistemes operatius de xarxa de mercat, les topologies i sistemes operatius que suporten i les seves característiques bàsiques.</text:p>
        </text:list-item>
        <text:list-item>
          <text:p text:style-name="P46">Elegir les opcions adequades sobre un guió d'instal·lació i configuració del sistema operatiu de xarxa en el servidor, estacions de treball, servidors d'impressió i comunicacions tenint en compte els requeriments proposats i la composició actual del sistema.</text:p>
        </text:list-item>
        <text:list-item>
          <text:p text:style-name="P46">Explicar l'esquema d'organització dels discos dels servidors en particions i els seus procediments de format.</text:p>
        </text:list-item>
        <text:list-item>
          <text:p text:style-name="P46">Elegir les utilitats idònies per la instal·lació del sistema operatiu de xarxa, explicant la seva funció i maneig bàsic, així com enumerar les característiques importants de la configuració del maquinari que cal tenir en compte en la instal·lació del sistema operatiu de la xarxa i explicar el seu significat.</text:p>
        </text:list-item>
      </text:list>
      <text:p text:style-name="P47"/>
      <text:p text:style-name="P48">INSTRUMENTS I PROCEDIMENTS D'AVALUACIÓ</text:p>
      <text:p text:style-name="P49">Mitjançant una prova objectiva escrita que consta de 30 preguntes curtes i on s'avalua els continguts conceptuals i procedimentals.</text:p>
      <text:p text:style-name="P49">Mitjançant la fitxa de registre (veure l'Annex 1), avaluaré els continguts actitudinals: motivació i interès per la matèria, participació, observació d'activitats i assistència així com l'observació de la realització de les pràctiques de laboratori.</text:p>
      <text:p text:style-name="P50">CRITERIS DE QUALIFICACIÓ</text:p>
      <text:p text:style-name="P49">La nota d'aquesta unitat didàctica s'obté de la nota ponderada de les notes obtingudes en la prova objectiva, en les diferents pràctiques de laboratori i de les observacions anotades a la fitxa de registre, puntuant de 0 a 10 punts. El percentatge assignat a cadascuna de les parts serà:</text:p>
      <text:list text:style-name="L19">
        <text:list-item>
          <text:p text:style-name="P51"><text:span text:style-name="T12">25 % continguts conceptuals (suport), 60% procedimentals (organitzadors) i 15% actitudinals</text:span><text:span text:style-name="T13"> </text:span></text:p>
        </text:list-item>
      </text:list>
      <text:p text:style-name="P52"/>
      <text:p text:style-name="P53">ACTIVITATS</text:p>
      <table:table table:name="Taula4" table:style-name="Taula4">
        <table:table-column table:style-name="Taula4.A"/>
        <table:table-column table:style-name="Taula4.B"/>
        <table:table-row>
          <table:table-cell table:style-name="Taula4.A1" table:number-columns-spanned="2" office:value-type="string">
            <text:p text:style-name="P54">FITXA NUCLI D'ACTIVITAT UD3 / NA 3.7 / 01</text:p>
            <text:p text:style-name="P54">Configuració de dispositius de xarxa. Comandes i protocols.</text:p>
          </table:table-cell>
          <table:covered-table-cell/>
        </table:table-row>
        <table:table-row>
          <table:table-cell table:style-name="Taula4.A2" office:value-type="string">
            <text:p text:style-name="P55">Identificador de l'activitat:</text:p>
          </table:table-cell>
          <table:table-cell table:style-name="Taula4.B2" office:value-type="string">
            <text:p text:style-name="P55">UD3 / NA 3.7 /01</text:p>
          </table:table-cell>
        </table:table-row>
        <table:table-row>
          <table:table-cell table:style-name="Taula4.A2" office:value-type="string">
            <text:p text:style-name="P55">Durada:</text:p>
          </table:table-cell>
          <table:table-cell table:style-name="Taula4.B2" office:value-type="string">
            <text:p text:style-name="P56"><text:s/>50 min.</text:p>
          </table:table-cell>
        </table:table-row>
        <table:table-row>
          <table:table-cell table:style-name="Taula4.A4" table:number-columns-spanned="2" office:value-type="string">
            <text:p text:style-name="P57">Definició de l'activitat</text:p>
          </table:table-cell>
          <table:covered-table-cell/>
        </table:table-row>
        <table:table-row>
          <table:table-cell table:style-name="Taula4.A5" table:number-columns-spanned="2" office:value-type="string">
            <text:list text:style-name="L20">
              <text:list-item>
                <text:p text:style-name="P58">Explicació oral amb el suport de transparències de la configuració de dispositius de xarxa (NICs) en sistemes Debian GNU/Linux. Comandes i protocols empleats.</text:p>
              </text:list-item>
            </text:list>
          </table:table-cell>
          <table:covered-table-cell/>
        </table:table-row>
        <table:table-row>
          <table:table-cell table:style-name="Taula4.A4" table:number-columns-spanned="2" office:value-type="string">
            <text:p text:style-name="P59">Objectius que l’alumnat ha d’assolir</text:p>
          </table:table-cell>
          <table:covered-table-cell/>
        </table:table-row>
        <table:table-row>
          <table:table-cell table:style-name="Taula4.A5" table:number-columns-spanned="2" office:value-type="string">
            <text:list text:style-name="L21">
              <text:list-item>
                <text:p text:style-name="P60">Conèixer i instal·lar els paquets bàsics de gestió de xarxa en Debian.</text:p>
              </text:list-item>
              <text:list-item>
                <text:p text:style-name="P60">Configurar i consultar els paràmetres de xarxa amb ifconfig ( adreça IP, adreça MAC, mascara de xarxa, adreça de xarxa i adreça de difusió)</text:p>
              </text:list-item>
              <text:list-item>
                <text:p text:style-name="P60">Configurar altres paràmetres de xarxa (adreça gateway, servidor de resolució de noms de domini).</text:p>
              </text:list-item>
              <text:list-item>
                <text:p text:style-name="P60">Conèixer l'estructura bàsica dels fitxers de configuració de xarxa. Ús dels manuals de Unix com a eina de consulta.</text:p>
              </text:list-item>
              <text:list-item>
                <text:p text:style-name="P60">Activar i desactivar interfícies de xarxa (NICs) amb les omandes ifup/ifdown.</text:p>
              </text:list-item>
              <text:list-item>
                <text:p text:style-name="P60">Conèixer i entendre el funcionament dels protocols de xarxa:</text:p>
                <text:list>
                  <text:list-item>
                    <text:p text:style-name="P60">Domain Name System (DNS)</text:p>
                  </text:list-item>
                  <text:list-item>
                    <text:p text:style-name="P60">Dynamic Host Configuration Protocol (DHCP)</text:p>
                  </text:list-item>
                </text:list>
              </text:list-item>
              <text:list-item>
                <text:p text:style-name="P60">Conèixer els conceptes bàsics d'encaminament.</text:p>
              </text:list-item>
            </text:list>
          </table:table-cell>
          <table:covered-table-cell/>
        </table:table-row>
        <table:table-row>
          <table:table-cell table:style-name="Taula4.A4" table:number-columns-spanned="2" office:value-type="string">
            <text:p text:style-name="P61">Organitzadors previs</text:p>
          </table:table-cell>
          <table:covered-table-cell/>
        </table:table-row>
        <table:table-row>
          <table:table-cell table:style-name="Taula4.A5" table:number-columns-spanned="2" office:value-type="string">
            <text:list text:style-name="L22">
              <text:list-item>
                <text:p text:style-name="P62">Administració de Debian en línia de comandes (sistemes operatius multiusuari)</text:p>
              </text:list-item>
              <text:list-item>
                <text:p text:style-name="P62">Conèixer el concepte de protocol i paquets.</text:p>
              </text:list-item>
            </text:list>
          </table:table-cell>
          <table:covered-table-cell/>
        </table:table-row>
        <table:table-row>
          <table:table-cell table:style-name="Taula4.A4" table:number-columns-spanned="2" office:value-type="string">
            <text:p text:style-name="P57">Continguts a desenvolupar</text:p>
          </table:table-cell>
          <table:covered-table-cell/>
        </table:table-row>
        <table:table-row>
          <table:table-cell table:style-name="Taula4.A5" table:number-columns-spanned="2" office:value-type="string">
            <text:list text:style-name="L23">
              <text:list-item>
                <text:p text:style-name="P63">Introducció</text:p>
              </text:list-item>
            </text:list>
            <text:list text:style-name="L21">
              <text:list-item text:start-value="1">
                <text:p text:style-name="P60">Instal·lació de les eines de gestió de xarxa en Debian.</text:p>
              </text:list-item>
              <text:list-item>
                <text:p text:style-name="P60">Esquema de la xarxa a configurar. SkoleLinux.</text:p>
              </text:list-item>
              <text:list-item>
                <text:p text:style-name="P60">Configuració de dispositius de xarxa amb ifconfig.</text:p>
              </text:list-item>
              <text:list-item>
                <text:p text:style-name="P60">Configuració dels paràmetres de xarxa. (adreça IP, mascara de xarxa, servidors DNS, gateway, etc).</text:p>
              </text:list-item>
              <text:list-item>
                <text:p text:style-name="P60">Fitxers de configuració de xarxa.</text:p>
              </text:list-item>
              <text:list-item>
                <text:p text:style-name="P60">Activació i desactivació de les interfícies de xarxa (NICs).Comandes ifup/ifdown.</text:p>
              </text:list-item>
              <text:list-item>
                <text:p text:style-name="P60">Protocol DHCP. Conceptes bàsics</text:p>
                <text:list>
                  <text:list-item>
                    <text:p text:style-name="P60">Paquets del protocol</text:p>
                  </text:list-item>
                  <text:list-item>
                    <text:p text:style-name="P60">Funcionament del protocol. Tipus de DHCP.</text:p>
                  </text:list-item>
                  <text:list-item>
                    <text:p text:style-name="P60">Exemple pràctic de DHCP</text:p>
                  </text:list-item>
                </text:list>
              </text:list-item>
              <text:list-item>
                <text:p text:style-name="P60">Protocol DNS</text:p>
                <text:list>
                  <text:list-item>
                    <text:p text:style-name="P60">Breu història del problema de la resolució de noms de domini.</text:p>
                  </text:list-item>
                  <text:list-item>
                    <text:p text:style-name="P60">Funcionament del protocol. Jeràrquia DNS.</text:p>
                  </text:list-item>
                  <text:list-item>
                    <text:p text:style-name="P60">Exemple pràctic de DNS</text:p>
                  </text:list-item>
                  <text:list-item>
                    <text:p text:style-name="P60">Comandes DNS. dig <text:s/>i dnstracer.</text:p>
                  </text:list-item>
                </text:list>
              </text:list-item>
              <text:list-item>
                <text:p text:style-name="P60">Conceptes bàsics d'encaminament. Configuració del Gateway.</text:p>
              </text:list-item>
            </text:list>
          </table:table-cell>
          <table:covered-table-cell/>
        </table:table-row>
        <table:table-row>
          <table:table-cell table:style-name="Taula4.A4" table:number-columns-spanned="2" office:value-type="string">
            <text:p text:style-name="P57">Desenvolupament de l'activitat</text:p>
          </table:table-cell>
          <table:covered-table-cell/>
        </table:table-row>
        <table:table-row>
          <table:table-cell table:style-name="Taula4.A5" table:number-columns-spanned="2" office:value-type="string">
            <text:list text:style-name="L24">
              <text:list-item>
                <text:p text:style-name="P64">Exposició oral amb demostracions interactives dels continguts.</text:p>
              </text:list-item>
            </text:list>
          </table:table-cell>
          <table:covered-table-cell/>
        </table:table-row>
        <table:table-row>
          <table:table-cell table:style-name="Taula4.A4" table:number-columns-spanned="2" office:value-type="string">
            <text:p text:style-name="P57">Recursos</text:p>
          </table:table-cell>
          <table:covered-table-cell/>
        </table:table-row>
        <table:table-row>
          <table:table-cell table:style-name="Taula4.A5" table:number-columns-spanned="2" office:value-type="string">
            <text:list text:style-name="L25">
              <text:list-item>
                <text:p text:style-name="P65">Ordinadors connectats amb xarxa d'àrea local i connexió a Internet.</text:p>
              </text:list-item>
              <text:list-item>
                <text:p text:style-name="P65">Transparències que els alumnes poden descarregar-se de la Intranet</text:p>
              </text:list-item>
            </text:list>
          </table:table-cell>
          <table:covered-table-cell/>
        </table:table-row>
        <table:table-row>
          <table:table-cell table:style-name="Taula4.A4" table:number-columns-spanned="2" office:value-type="string">
            <text:p text:style-name="P57">Avaluació</text:p>
          </table:table-cell>
          <table:covered-table-cell/>
        </table:table-row>
        <table:table-row>
          <table:table-cell table:style-name="Taula4.A5" table:number-columns-spanned="2" office:value-type="string">
            <text:p text:style-name="P49">Mitjançant la fitxa de registre (veure l'Annex 1), avaluaré els continguts actitudinals: motivació i interès per la matèria, participació i assistència, així com l'observació de la realització de les <text:s/>activitats proposades.</text:p>
          </table:table-cell>
          <table:covered-table-cell/>
        </table:table-row>
      </table:table>
      <text:p text:style-name="Standard"/>
      <text:p text:style-name="P66"/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columns-spanned="2" office:value-type="string">
            <text:p text:style-name="P54">FITXA NUCLI D'ACTIVITAT UD3 / NA 3.7 / 02</text:p>
            <text:p text:style-name="P54">Monitorització de la xarxa. Comandes i protocols</text:p>
          </table:table-cell>
          <table:covered-table-cell/>
        </table:table-row>
        <table:table-row>
          <table:table-cell table:style-name="Taula1.A2" office:value-type="string">
            <text:p text:style-name="P55">Identificador de l'activitat:</text:p>
          </table:table-cell>
          <table:table-cell table:style-name="Taula1.B2" office:value-type="string">
            <text:p text:style-name="P55">UD3 / NA 3.7 /02</text:p>
          </table:table-cell>
        </table:table-row>
        <table:table-row>
          <table:table-cell table:style-name="Taula1.A2" office:value-type="string">
            <text:p text:style-name="P55">Durada:</text:p>
          </table:table-cell>
          <table:table-cell table:style-name="Taula1.B2" office:value-type="string">
            <text:p text:style-name="P56"><text:s/>30 min.</text:p>
          </table:table-cell>
        </table:table-row>
        <table:table-row>
          <table:table-cell table:style-name="Taula1.A4" table:number-columns-spanned="2" office:value-type="string">
            <text:p text:style-name="P57">Definició de l'activitat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20">
              <text:list-item text:start-value="1">
                <text:p text:style-name="P58">Explicació oral amb el suport de transparències de les eines i comandes dels sistemes Debian GNU/Linux que ens permeten monitoritzar el correcte funcionament de la xarxa. Comandes i protocols utilitzats.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59">Objectius que l’alumnat ha d’assolir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26">
              <text:list-item>
                <text:p text:style-name="P67">Conèixer i entendre el concepte de monitorització de la xarxa</text:p>
              </text:list-item>
              <text:list-item>
                <text:p text:style-name="P67">Conèixer les comandes principals de monitorització de l'estat de xarxa</text:p>
              </text:list-item>
              <text:list-item>
                <text:p text:style-name="P67">Conèixer i saber utilitzar els analitzadors de protocols (t.c.c. analitzadors de xarxa).</text:p>
              </text:list-item>
              <text:list-item>
                <text:p text:style-name="P67">Eines gràfiques de monitorització i anàlisi de la xarxa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61">Organitzadors previs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27">
              <text:list-item>
                <text:p text:style-name="P68">Concepte de protocol.</text:p>
              </text:list-item>
              <text:list-item>
                <text:p text:style-name="P68">Els conceptes sobre Sistemes de Comunicacions de la unitat didàctica 1.</text:p>
              </text:list-item>
              <text:list-item>
                <text:p text:style-name="P68">Els conceptes sobre Xarxes de comunicacions de la unitat didàctica 2.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57">Continguts a desenvolupar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28">
              <text:list-item>
                <text:p text:style-name="P69">Eines per a conèixer l'estat de les comunicacions de xarxa d'una màquina. </text:p>
              </text:list-item>
              <text:list-item>
                <text:p text:style-name="P69">Netstat. Ports i sockets de comunicacions d'una màquina.</text:p>
              </text:list-item>
              <text:list-item>
                <text:p text:style-name="P69">Analitzadors de xarxa (Packet/Ethernet sniffers).</text:p>
              </text:list-item>
              <text:list-item>
                <text:p text:style-name="P69">Per línia de comandes: Tcpdump. </text:p>
              </text:list-item>
              <text:list-item>
                <text:p text:style-name="P69">Exemple de captura de paquets amb tcpdump.</text:p>
              </text:list-item>
              <text:list-item>
                <text:p text:style-name="P69">Ethernet com a medi compartit. El mode promiscu</text:p>
              </text:list-item>
              <text:list-item>
                <text:p text:style-name="P69">Per línia de comandes: Ethereal</text:p>
              </text:list-item>
              <text:list-item>
                <text:p text:style-name="P69">Exemple de captura de paraula de pas amb Ethereal. Conscienciació de la importància de la gestió de la seguretat. Encriptació de dades.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57">Desenvolupament de l'activitat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29">
              <text:list-item>
                <text:p text:style-name="P70">Exposició oral amb demostracions interactives dels continguts.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57">Recursos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30">
              <text:list-item>
                <text:p text:style-name="P71">Ordinadors connectats amb xarxa d'àrea local amb connexió a Internet.</text:p>
              </text:list-item>
              <text:list-item>
                <text:p text:style-name="P71">Transparències que els alumnes poden descarregar-se de la Intranet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57">Avaluació</text:p>
          </table:table-cell>
          <table:covered-table-cell/>
        </table:table-row>
        <table:table-row>
          <table:table-cell table:style-name="Taula1.A5" table:number-columns-spanned="2" office:value-type="string">
            <text:p text:style-name="P49">Mitjançant la fitxa de registre (veure l'Annex 1), avaluaré els continguts actitudinals: motivació i interès per la matèria, participació i assistència, així com l'observació de la realització de les <text:s/>activitats proposades.</text:p>
          </table:table-cell>
          <table:covered-table-cell/>
        </table:table-row>
      </table:table>
      <text:p text:style-name="Standard"/>
      <text:p text:style-name="P66"/>
      <table:table table:name="Taula2" table:style-name="Taula2">
        <table:table-column table:style-name="Taula2.A"/>
        <table:table-column table:style-name="Taula2.B"/>
        <table:table-row>
          <table:table-cell table:style-name="Taula2.A1" table:number-columns-spanned="2" office:value-type="string">
            <text:p text:style-name="P54">FITXA NUCLI D'ACTIVITAT UD3 / NA 3.7 / 03</text:p>
            <text:p text:style-name="P54">Eines gràfiques de configuració de la xarxa</text:p>
          </table:table-cell>
          <table:covered-table-cell/>
        </table:table-row>
        <table:table-row>
          <table:table-cell table:style-name="Taula2.A2" office:value-type="string">
            <text:p text:style-name="P55">Identificador de l'activitat:</text:p>
          </table:table-cell>
          <table:table-cell table:style-name="Taula2.B2" office:value-type="string">
            <text:p text:style-name="P55">UD3 / NA 3.7 /03</text:p>
          </table:table-cell>
        </table:table-row>
        <table:table-row>
          <table:table-cell table:style-name="Taula2.A2" office:value-type="string">
            <text:p text:style-name="P55">Durada:</text:p>
          </table:table-cell>
          <table:table-cell table:style-name="Taula2.B2" office:value-type="string">
            <text:p text:style-name="P56"><text:s/>30 min.</text:p>
          </table:table-cell>
        </table:table-row>
        <table:table-row>
          <table:table-cell table:style-name="Taula2.A4" table:number-columns-spanned="2" office:value-type="string">
            <text:p text:style-name="P57">Definició de l'activitat</text:p>
          </table:table-cell>
          <table:covered-table-cell/>
        </table:table-row>
        <table:table-row>
          <table:table-cell table:style-name="Taula2.A5" table:number-columns-spanned="2" office:value-type="string">
            <text:list text:style-name="L20">
              <text:list-item text:start-value="1">
                <text:p text:style-name="P58">Explicació oral amb el suport de transparències de les eines gràfiques (entorns XWindows) relacionades amb la gestió de la xarxa en sistemes Debian GNU/Linux.</text:p>
              </text:list-item>
            </text:list>
          </table:table-cell>
          <table:covered-table-cell/>
        </table:table-row>
        <table:table-row>
          <table:table-cell table:style-name="Taula2.A4" table:number-columns-spanned="2" office:value-type="string">
            <text:p text:style-name="P59">Objectius que l’alumnat ha d’assolir</text:p>
          </table:table-cell>
          <table:covered-table-cell/>
        </table:table-row>
        <table:table-row>
          <table:table-cell table:style-name="Taula2.A5" table:number-columns-spanned="2" office:value-type="string">
            <text:list text:style-name="L31">
              <text:list-item>
                <text:p text:style-name="P72">Conèixer les eines gràfiques de control de la xarxa que ens proporcionen els sistemes Debian GNU/Linux.</text:p>
              </text:list-item>
              <text:list-item>
                <text:p text:style-name="P72">Conèixer i saber utilitzar l'eina network-manager.</text:p>
              </text:list-item>
              <text:list-item>
                <text:p text:style-name="P72">Conèixer i saber utilitzar l'eina net-tools i els seus diferents apartats (ping, encaminament, dns, estat de connexions de xarxa, traceroute, nmap, whois)</text:p>
              </text:list-item>
            </text:list>
          </table:table-cell>
          <table:covered-table-cell/>
        </table:table-row>
        <table:table-row>
          <table:table-cell table:style-name="Taula2.A4" table:number-columns-spanned="2" office:value-type="string">
            <text:p text:style-name="P61">Organitzadors previs</text:p>
          </table:table-cell>
          <table:covered-table-cell/>
        </table:table-row>
        <table:table-row>
          <table:table-cell table:style-name="Taula2.A5" table:number-columns-spanned="2" office:value-type="string">
            <text:list text:style-name="L32">
              <text:list-item>
                <text:p text:style-name="P73">Concepte de protocol.</text:p>
              </text:list-item>
              <text:list-item>
                <text:p text:style-name="P73">Els conceptes sobre Sistemes de Comunicacions de la unitat didàctica 1.</text:p>
              </text:list-item>
              <text:list-item>
                <text:p text:style-name="P73">Els conceptes sobre Xarxes de comunicacions de la unitat didàctica 1.</text:p>
              </text:list-item>
            </text:list>
          </table:table-cell>
          <table:covered-table-cell/>
        </table:table-row>
        <table:table-row>
          <table:table-cell table:style-name="Taula2.A4" table:number-columns-spanned="2" office:value-type="string">
            <text:p text:style-name="P57">Continguts a desenvolupar</text:p>
          </table:table-cell>
          <table:covered-table-cell/>
        </table:table-row>
        <table:table-row>
          <table:table-cell table:style-name="Taula2.A5" table:number-columns-spanned="2" office:value-type="string">
            <text:list text:style-name="L31">
              <text:list-item text:start-value="1">
                <text:p text:style-name="P72">Les eines gràfiques de control de la xarxa dels sistemes Debian GNU/Linux.</text:p>
              </text:list-item>
              <text:list-item>
                <text:p text:style-name="P72">L'eina network-manager. Configuració gràfica dels paràmetres de xarxa.</text:p>
              </text:list-item>
              <text:list-item>
                <text:p text:style-name="P72">L'eina net-tools. Execució en entorn gràfic de comandes de xarxa:</text:p>
                <text:list>
                  <text:list-item>
                    <text:p text:style-name="P72">Ping</text:p>
                  </text:list-item>
                  <text:list-item>
                    <text:p text:style-name="P72">Encaminament</text:p>
                  </text:list-item>
                  <text:list-item>
                    <text:p text:style-name="P72">Dns</text:p>
                  </text:list-item>
                  <text:list-item>
                    <text:p text:style-name="P72">Estat de connexions de xarxa (netstat).</text:p>
                  </text:list-item>
                  <text:list-item>
                    <text:p text:style-name="P72">traceroute.</text:p>
                  </text:list-item>
                  <text:list-item>
                    <text:p text:style-name="P72">nmap</text:p>
                  </text:list-item>
                  <text:list-item>
                    <text:p text:style-name="P72">whois</text:p>
                  </text:list-item>
                </text:list>
              </text:list-item>
              <text:list-item>
                <text:p text:style-name="P72">Equivalències amb la línia de comandes. Limitacions de les interfícies gràfiques.</text:p>
              </text:list-item>
            </text:list>
          </table:table-cell>
          <table:covered-table-cell/>
        </table:table-row>
        <table:table-row>
          <table:table-cell table:style-name="Taula2.A4" table:number-columns-spanned="2" office:value-type="string">
            <text:p text:style-name="P57">Desenvolupament de l'activitat</text:p>
          </table:table-cell>
          <table:covered-table-cell/>
        </table:table-row>
        <table:table-row>
          <table:table-cell table:style-name="Taula2.A5" table:number-columns-spanned="2" office:value-type="string">
            <text:list text:style-name="L33">
              <text:list-item>
                <text:p text:style-name="P74">Exposició oral amb demostracions interactives dels continguts.</text:p>
              </text:list-item>
            </text:list>
          </table:table-cell>
          <table:covered-table-cell/>
        </table:table-row>
        <table:table-row>
          <table:table-cell table:style-name="Taula2.A4" table:number-columns-spanned="2" office:value-type="string">
            <text:p text:style-name="P57">Recursos</text:p>
          </table:table-cell>
          <table:covered-table-cell/>
        </table:table-row>
        <table:table-row>
          <table:table-cell table:style-name="Taula2.A5" table:number-columns-spanned="2" office:value-type="string">
            <text:list text:style-name="L34">
              <text:list-item>
                <text:p text:style-name="P75">Ordinadors connectats amb xarxa d'àrea local amb connexió a Internet.</text:p>
              </text:list-item>
              <text:list-item>
                <text:p text:style-name="P75">Transparències que els alumnes poden descarregar-se de la Intranet</text:p>
              </text:list-item>
            </text:list>
          </table:table-cell>
          <table:covered-table-cell/>
        </table:table-row>
        <table:table-row>
          <table:table-cell table:style-name="Taula2.A4" table:number-columns-spanned="2" office:value-type="string">
            <text:p text:style-name="P57">Avaluació</text:p>
          </table:table-cell>
          <table:covered-table-cell/>
        </table:table-row>
        <table:table-row>
          <table:table-cell table:style-name="Taula2.A5" table:number-columns-spanned="2" office:value-type="string">
            <text:p text:style-name="P49">Mitjançant la fitxa de registre (veure l'Annex 1), avaluaré els continguts actitudinals: motivació i interès per la matèria, participació i assistència, així com l'observació de la realització de les <text:s/>activitats proposades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Cos_20_del_20_text_20_justificat" style:display-name="Cos del text justificat" style:family="paragraph" style:parent-style-name="Standard">
      <style:paragraph-properties fo:text-align="start" style:justify-single-word="false"/>
    </style:style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Dimensiona_20_la_20_línia" style:display-name="Dimensiona la línia" style:family="paragraph" style:parent-style-name="Standard"/>
    <style:style style:name="Per_20_defecte_7e_LT_7e_Gliederung_20_1" style:display-name="Per defecte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0066cc" style:text-outline="false" style:text-line-through-style="none" style:font-name="DejaVu Sans" fo:font-size="32pt" fo:font-style="normal" fo:text-shadow="1pt 1pt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Per_20_defec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color="#000000" fo:font-size="28pt" fo:text-shadow="none" style:font-size-asian="28pt" style:font-size-complex="28pt"/>
    </style:style>
    <style:style style:name="Per_20_defecte_7e_LT_7e_Gliederung_20_3" style:display-name="Per defecte~LT~Gliederung 3" style:family="paragraph" style:parent-style-name="Per_20_defec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Per_20_defec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er_20_defecte_7e_LT_7e_Gliederung_20_5" style:display-name="Per defecte~LT~Gliederung 5" style:family="paragraph" style:parent-style-name="Per_20_defec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Per_20_defecte_7e_LT_7e_Gliederung_20_5">
      <style:paragraph-properties fo:margin-left="7.2cm" fo:margin-right="0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Per_20_defecte_7e_LT_7e_Gliederung_20_6">
      <style:paragraph-properties fo:margin-left="8.4cm" fo:margin-right="0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Per_20_defecte_7e_LT_7e_Gliederung_20_7">
      <style:paragraph-properties fo:margin-left="9.601cm" fo:margin-right="0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Per_20_defecte_7e_LT_7e_Gliederung_20_8">
      <style:paragraph-properties fo:margin-left="10.8cm" fo:margin-right="0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</style:style>
    <style:style style:name="Per_20_defecte_7e_LT_7e_Hintergrund" style:display-name="Per defecte~LT~Hintergrund" style:family="paragraph">
      <style:paragraph-properties style:text-autospace="none"/>
    </style:style>
    <style:style style:name="WW-Títol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</style:style>
    <style:style style:name="Fons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Contorn_20_1" style:display-name="Contorn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0066cc" style:text-outline="false" style:text-line-through-style="none" style:font-name="DejaVu Sans" fo:font-size="32pt" fo:font-style="normal" fo:text-shadow="1pt 1pt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Contorn_20_2" style:display-name="Contorn 2" style:family="paragraph" style:parent-style-name="Contor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color="#000000" fo:font-size="28pt" fo:text-shadow="none" style:font-size-asian="28pt" style:font-size-complex="28pt"/>
    </style:style>
    <style:style style:name="Contorn_20_3" style:display-name="Contorn 3" style:family="paragraph" style:parent-style-name="Contor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Contorn_20_4" style:display-name="Contorn 4" style:family="paragraph" style:parent-style-name="Contor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Contorn_20_5" style:display-name="Contorn 5" style:family="paragraph" style:parent-style-name="Contor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Contorn_20_6" style:display-name="Contorn 6" style:family="paragraph" style:parent-style-name="Contorn_20_5">
      <style:paragraph-properties fo:margin-left="7.2cm" fo:margin-right="0cm" fo:text-indent="-0.6cm" style:auto-text-indent="false">
        <style:tab-stops/>
      </style:paragraph-properties>
    </style:style>
    <style:style style:name="Contorn_20_7" style:display-name="Contorn 7" style:family="paragraph" style:parent-style-name="Contorn_20_6">
      <style:paragraph-properties fo:margin-left="8.4cm" fo:margin-right="0cm" fo:text-indent="-0.6cm" style:auto-text-indent="false">
        <style:tab-stops/>
      </style:paragraph-properties>
    </style:style>
    <style:style style:name="Contorn_20_8" style:display-name="Contorn 8" style:family="paragraph" style:parent-style-name="Contorn_20_7">
      <style:paragraph-properties fo:margin-left="9.601cm" fo:margin-right="0cm" fo:text-indent="-0.6cm" style:auto-text-indent="false">
        <style:tab-stops/>
      </style:paragraph-properties>
    </style:style>
    <style:style style:name="Contorn_20_9" style:display-name="Contorn 9" style:family="paragraph" style:parent-style-name="Contor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Table_20_Contents_20__28_user_29_" style:display-name="Table Contents (user)" style:family="paragraph">
      <style:paragraph-properties style:text-autospace="none"/>
      <style:text-properties fo:font-size="21pt" style:font-size-asian="21pt" style:font-size-complex="21pt"/>
    </style:style>
    <style:style style:name="Body_20_Text" style:display-name="Body Text" style:family="paragraph">
      <style:paragraph-properties fo:margin-top="0cm" fo:margin-bottom="0.374cm" style:text-autospace="none"/>
      <style:text-properties fo:font-size="21pt" style:font-size-asian="21pt" style:font-size-complex="21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Bullet_20_Symbols" style:display-name="Bullet Symbol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Heading_20__28_user_29_" style:display-name="Heading (user)" style:family="paragraph">
      <style:paragraph-properties fo:margin-top="0.746cm" fo:margin-bottom="0.374cm" style:text-autospace="none"/>
      <style:text-properties style:font-name="Arial" fo:font-size="24.5pt" style:font-name-asian="Arial" style:font-size-asian="24.5pt" style:font-name-complex="Arial" style:font-size-complex="24.5pt"/>
    </style:style>
    <style:style style:name="heading_20_2" style:display-name="heading 2" style:family="paragraph">
      <style:paragraph-properties fo:margin-top="0.746cm" fo:margin-bottom="0.374cm" style:text-autospace="none"/>
      <style:text-properties style:font-name="Arial" fo:font-size="24.5pt" fo:font-style="italic" fo:font-weight="bold" style:font-name-asian="Arial" style:font-size-asian="24.5pt" style:font-style-asian="italic" style:font-weight-asian="bold" style:font-name-complex="Arial" style:font-size-complex="24.5pt" style:font-style-complex="italic" style:font-weight-complex="bold"/>
    </style:style>
    <style:style style:name="Numbering_20_Symbols" style:display-name="Numbering Symbols" style:family="paragraph">
      <style:paragraph-properties style:text-autospace="none"/>
      <style:text-properties fo:font-size="21pt" style:font-size-asian="21pt" style:font-size-complex="21pt"/>
    </style:style>
    <style:style style:name="Per_20_defecte_20_1_7e_LT_7e_Gliederung_20_1" style:display-name="Per defecte 1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20_1_7e_LT_7e_Gliederung_20_2" style:display-name="Per defecte 1~LT~Gliederung 2" style:family="paragraph" style:parent-style-name="Per_20_defecte_20_1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20_1_7e_LT_7e_Gliederung_20_3" style:display-name="Per defecte 1~LT~Gliederung 3" style:family="paragraph" style:parent-style-name="Per_20_defecte_20_1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20_1_7e_LT_7e_Gliederung_20_4" style:display-name="Per defecte 1~LT~Gliederung 4" style:family="paragraph" style:parent-style-name="Per_20_defecte_20_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er_20_defecte_20_1_7e_LT_7e_Gliederung_20_5" style:display-name="Per defecte 1~LT~Gliederung 5" style:family="paragraph" style:parent-style-name="Per_20_defecte_20_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20_1_7e_LT_7e_Gliederung_20_6" style:display-name="Per defecte 1~LT~Gliederung 6" style:family="paragraph" style:parent-style-name="Per_20_defecte_20_1_7e_LT_7e_Gliederung_20_5">
      <style:paragraph-properties fo:margin-left="7.2cm" fo:margin-right="0cm" fo:text-indent="-0.6cm" style:auto-text-indent="false">
        <style:tab-stops/>
      </style:paragraph-properties>
    </style:style>
    <style:style style:name="Per_20_defecte_20_1_7e_LT_7e_Gliederung_20_7" style:display-name="Per defecte 1~LT~Gliederung 7" style:family="paragraph" style:parent-style-name="Per_20_defecte_20_1_7e_LT_7e_Gliederung_20_6">
      <style:paragraph-properties fo:margin-left="8.4cm" fo:margin-right="0cm" fo:text-indent="-0.6cm" style:auto-text-indent="false">
        <style:tab-stops/>
      </style:paragraph-properties>
    </style:style>
    <style:style style:name="Per_20_defecte_20_1_7e_LT_7e_Gliederung_20_8" style:display-name="Per defecte 1~LT~Gliederung 8" style:family="paragraph" style:parent-style-name="Per_20_defecte_20_1_7e_LT_7e_Gliederung_20_7">
      <style:paragraph-properties fo:margin-left="9.601cm" fo:margin-right="0cm" fo:text-indent="-0.6cm" style:auto-text-indent="false">
        <style:tab-stops/>
      </style:paragraph-properties>
    </style:style>
    <style:style style:name="Per_20_defecte_20_1_7e_LT_7e_Gliederung_20_9" style:display-name="Per defecte 1~LT~Gliederung 9" style:family="paragraph" style:parent-style-name="Per_20_defecte_20_1_7e_LT_7e_Gliederung_20_8">
      <style:paragraph-properties fo:margin-left="10.8cm" fo:margin-right="0cm" fo:text-indent="-0.6cm" style:auto-text-indent="false">
        <style:tab-stops/>
      </style:paragraph-properties>
    </style:style>
    <style:style style:name="Per_20_defecte_20_1_7e_LT_7e_Titel" style:display-name="Per defecte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Per_20_defecte_20_1_7e_LT_7e_Untertitel" style:display-name="Per defecte 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Per_20_defecte_20_1_7e_LT_7e_Notizen" style:display-name="Per defecte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Per_20_defecte_20_1_7e_LT_7e_Hintergrundobjekte" style:display-name="Per defecte 1~LT~Hintergrundobjekte" style:family="paragraph">
      <style:paragraph-properties style:text-autospace="none"/>
    </style:style>
    <style:style style:name="Per_20_defecte_20_1_7e_LT_7e_Hintergrund" style:display-name="Per defecte 1~LT~Hintergrund" style:family="paragraph">
      <style:paragraph-properties style:text-autospace="none"/>
    </style:style>
    <style:style style:name="WW-Títol1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WW-Títol12" style:family="paragraph">
      <style:paragraph-properties fo:text-align="center" style:justify-single-word="false" style:text-autospace="none"/>
      <style:text-properties fo:color="#355e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</meta:initial-creator>
    <meta:creation-date>2006-06-22T01:00:55</meta:creation-date>
    <dc:creator>sergi</dc:creator>
    <dc:date>2006-06-24T02:27:41</dc:date>
    <dc:language>ca-ES</dc:language>
    <meta:editing-cycles>19</meta:editing-cycles>
    <meta:editing-duration>PT8H40M35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12" meta:paragraph-count="262" meta:word-count="3035" meta:character-count="20048"/>
  </office:meta>
</office:document-meta>
</file>